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000" draw:fill="none" draw:textarea-horizontal-align="justify" draw:textarea-vertical-align="middle" draw:auto-grow-height="false" fo:min-height="0.601cm" fo:min-width="1.404cm"/>
    </style:style>
    <style:style style:name="gr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57cm" fo:min-width="1.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7cm"/>
      <style:paragraph-properties style:writing-mode="lr-tb"/>
    </style:style>
    <style:style style:name="gr4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07cm"/>
      <style:paragraph-properties style:writing-mode="lr-tb"/>
    </style:style>
    <style:style style:name="gr9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9cm"/>
      <style:paragraph-properties style:writing-mode="lr-tb"/>
    </style:style>
    <style:style style:name="gr11" style:family="graphic" style:parent-style-name="objectwithoutfill">
      <style:graphic-properties svg:stroke-color="#6666ff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cm"/>
      <style:paragraph-properties style:writing-mode="lr-tb"/>
    </style:style>
    <style:style style:name="gr14" style:family="graphic" style:parent-style-name="objectwithoutfill">
      <style:graphic-properties svg:stroke-color="#6666ff" draw:marker-start="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14cm"/>
      <style:paragraph-properties style:writing-mode="lr-tb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0.9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  <style:paragraph-properties style:writing-mode="lr-tb"/>
    </style:style>
    <style:style style:name="gr20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/>
      <style:paragraph-properties style:writing-mode="lr-tb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svg:stroke-color="#ff0000" draw:fill="none" draw:textarea-horizontal-align="justify" draw:textarea-vertical-align="middle" draw:auto-grow-height="false" fo:min-height="0.445cm" fo:min-width="1.006cm"/>
    </style:style>
    <style:style style:name="gr2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543cm"/>
      <style:paragraph-properties style:writing-mode="lr-tb"/>
    </style:style>
    <style:style style:name="gr27" style:family="graphic" style:parent-style-name="objectwithoutfill">
      <style:graphic-properties svg:stroke-color="#6666ff" draw:marker-start="Arrow"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52cm"/>
      <style:paragraph-properties style:writing-mode="lr-tb"/>
    </style:style>
    <style:style style:name="gr29" style:family="graphic" style:parent-style-name="objectwithoutfill">
      <style:graphic-properties svg:stroke-color="#6666ff" draw:marker-start="Arrow" draw:marker-end="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  <style:paragraph-properties style:writing-mode="lr-tb"/>
    </style:style>
    <style:style style:name="gr31" style:family="graphic" style:parent-style-name="standard">
      <style:graphic-properties svg:stroke-color="#ff0000" draw:fill="none" draw:textarea-horizontal-align="justify" draw:textarea-vertical-align="middle" draw:auto-grow-height="false" fo:min-height="0.589cm" fo:min-width="1.44cm"/>
    </style:style>
    <style:style style:name="gr3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827cm"/>
      <style:paragraph-properties style:writing-mode="lr-tb"/>
    </style:style>
    <style:style style:name="gr33" style:family="graphic" style:parent-style-name="objectwithoutfill">
      <style:graphic-properties svg:stroke-color="#ff0000" draw:marker-start="Arrow" draw:marker-end="" draw:fill="none" draw:textarea-horizontal-align="center" draw:textarea-vertical-align="middle"/>
    </style:style>
    <style:style style:name="gr34" style:family="graphic" style:parent-style-name="objectwithoutfill">
      <style:graphic-properties svg:stroke-color="#000000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  <style:text-properties fo:color="#008000"/>
    </style:style>
    <style:style style:name="P2" style:family="paragraph">
      <loext:graphic-properties draw:fill="none" draw:fill-color="#ffffff"/>
      <style:text-properties fo:color="#008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00ff"/>
    </style:style>
    <style:style style:name="P6" style:family="paragraph">
      <loext:graphic-properties draw:fill="none" draw:fill-color="#ffffff"/>
      <style:text-properties fo:color="#6666ff"/>
    </style:style>
    <style:style style:name="P7" style:family="paragraph">
      <loext:graphic-properties draw:fill="none" draw:fill-color="#ffffff"/>
      <style:text-properties fo:color="#ff0000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6666ff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custom-shape draw:style-name="gr1" draw:text-style-name="P1" draw:layer="layout" svg:width="1.404cm" svg:height="0.601cm" svg:x="0.314cm" svg:y="7.19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7cm" svg:height="0.357cm" svg:x="0.222cm" svg:y="6.799cm">
            <draw:text-box>
              <text:p><text:span text:style-name="T1">phyetat0_m</text:span></text:p>
            </draw:text-box>
          </draw:frame>
          <draw:frame draw:style-name="gr3" draw:text-style-name="P2" xml:id="id1" draw:id="id1" draw:layer="layout" svg:width="1.137cm" svg:height="0.357cm" svg:x="0.437cm" svg:y="7.299cm">
            <draw:text-box>
              <text:p><text:span text:style-name="T1">masque</text:span></text:p>
            </draw:text-box>
          </draw:frame>
          <draw:connector draw:style-name="gr4" draw:text-style-name="P3" draw:layer="layout" draw:type="curve" svg:x1="1.574cm" svg:y1="7.477cm" svg:x2="2.826cm" svg:y2="7.477cm" draw:start-shape="id1" draw:start-glue-point="1" draw:end-shape="id2" draw:end-glue-point="3" svg:d="M1574 7477h1252" svg:viewBox="0 0 1253 1">
            <text:p/>
          </draw:connector>
          <draw:frame draw:style-name="gr5" draw:text-style-name="P4" draw:layer="layout" svg:width="1.657cm" svg:height="0.357cm" svg:x="4.223cm" svg:y="4.287cm">
            <draw:text-box>
              <text:p>pbl_surface</text:p>
            </draw:text-box>
          </draw:frame>
          <draw:frame draw:style-name="gr6" draw:text-style-name="P5" xml:id="id5" draw:id="id5" draw:layer="layout" svg:width="0.946cm" svg:height="0.357cm" svg:x="2.194cm" svg:y="5.8cm">
            <draw:text-box>
              <text:p><text:span text:style-name="T2">ypctsrf</text:span></text:p>
            </draw:text-box>
          </draw:frame>
          <draw:frame draw:style-name="gr7" draw:text-style-name="P5" xml:id="id4" draw:id="id4" draw:layer="layout" svg:width="0.785cm" svg:height="0.357cm" svg:x="2.894cm" svg:y="4.7cm">
            <draw:text-box>
              <text:p><text:span text:style-name="T2">pctsrf</text:span></text:p>
            </draw:text-box>
          </draw:frame>
          <draw:frame draw:style-name="gr8" draw:text-style-name="P5" xml:id="id3" draw:id="id3" draw:layer="layout" svg:width="1.407cm" svg:height="0.357cm" svg:x="2.694cm" svg:y="6.307cm">
            <draw:text-box>
              <text:p><text:span text:style-name="T2">pctsrf_pot</text:span></text:p>
            </draw:text-box>
          </draw:frame>
          <draw:connector draw:style-name="gr9" draw:text-style-name="P3" draw:layer="layout" draw:type="curve" svg:x1="3.397cm" svg:y1="6.307cm" svg:x2="3.286cm" svg:y2="5.057cm" draw:start-shape="id3" draw:end-shape="id4" draw:end-glue-point="2" svg:d="M3397 6307c0-937-111-313-111-1250" svg:viewBox="0 0 112 1251">
            <text:p/>
          </draw:connector>
          <draw:frame draw:style-name="gr10" draw:text-style-name="P5" xml:id="id6" draw:id="id6" draw:layer="layout" svg:width="2.119cm" svg:height="0.357cm" svg:x="5.094cm" svg:y="5.4cm">
            <draw:text-box>
              <text:p><text:span text:style-name="T2">pctsrf_new_sic</text:span></text:p>
            </draw:text-box>
          </draw:frame>
          <draw:connector draw:style-name="gr11" draw:text-style-name="P3" draw:layer="layout" draw:type="curve" svg:x1="3.286cm" svg:y1="5.057cm" svg:x2="2.667cm" svg:y2="5.8cm" draw:start-shape="id4" draw:start-glue-point="2" draw:end-shape="id5" draw:end-glue-point="0" svg:d="M3286 5057c0 558-619 187-619 743" svg:viewBox="0 0 620 744">
            <text:p/>
          </draw:connector>
          <draw:custom-shape draw:style-name="gr12" draw:text-style-name="P3" draw:layer="layout" svg:width="2.519cm" svg:height="0.519cm" svg:x="7.994cm" svg:y="4.71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0.59cm" svg:height="0.357cm" svg:x="8.923cm" svg:y="4.287cm">
            <draw:text-box>
              <text:p>clqh</text:p>
            </draw:text-box>
          </draw:frame>
          <draw:custom-shape draw:style-name="gr12" draw:text-style-name="P3" draw:layer="layout" svg:width="2.519cm" svg:height="0.468cm" svg:x="7.994cm" svg:y="5.23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xml:id="id7" draw:id="id7" draw:layer="layout" svg:width="2.119cm" svg:height="0.357cm" svg:x="8.194cm" svg:y="4.8cm">
            <draw:text-box>
              <text:p><text:span text:style-name="T2">pctsrf_new_sic</text:span></text:p>
            </draw:text-box>
          </draw:frame>
          <draw:connector draw:style-name="gr14" draw:text-style-name="P3" draw:layer="layout" draw:type="curve" svg:x1="7.213cm" svg:y1="5.578cm" svg:x2="8.194cm" svg:y2="4.978cm" draw:start-shape="id6" draw:start-glue-point="1" draw:end-shape="id7" draw:end-glue-point="3" svg:d="M7213 5578c736 0 246-600 981-600" svg:viewBox="0 0 982 601">
            <text:p/>
          </draw:connector>
          <draw:connector draw:style-name="gr14" draw:text-style-name="P3" draw:layer="layout" draw:type="curve" svg:x1="6.153cm" svg:y1="5.4cm" svg:x2="3.679cm" svg:y2="4.878cm" draw:start-shape="id6" draw:start-glue-point="0" draw:end-shape="id4" draw:end-glue-point="1" svg:d="M6153 5400c0-348-824-522-2474-522" svg:viewBox="0 0 2475 523">
            <text:p/>
          </draw:connector>
          <draw:frame draw:style-name="gr15" draw:text-style-name="P5" xml:id="id8" draw:id="id8" draw:layer="layout" svg:width="2.241cm" svg:height="0.357cm" svg:x="3.994cm" svg:y="6.8cm">
            <draw:text-box>
              <text:p><text:span text:style-name="T2">pctsrf_new_oce</text:span></text:p>
            </draw:text-box>
          </draw:frame>
          <draw:connector draw:style-name="gr14" draw:text-style-name="P3" draw:layer="layout" draw:type="curve" svg:x1="5.114cm" svg:y1="6.8cm" svg:x2="3.679cm" svg:y2="4.878cm" draw:start-shape="id8" draw:end-shape="id4" draw:end-glue-point="1" svg:d="M5114 6800c0-1282-478-1922-1435-1922" svg:viewBox="0 0 1436 1923">
            <text:p/>
          </draw:connector>
          <draw:frame draw:style-name="gr3" draw:text-style-name="P6" xml:id="id2" draw:id="id2" draw:layer="layout" svg:width="1.137cm" svg:height="0.357cm" svg:x="2.826cm" svg:y="7.299cm">
            <draw:text-box>
              <text:p><text:span text:style-name="T3">masque</text:span></text:p>
            </draw:text-box>
          </draw:frame>
          <draw:connector draw:style-name="gr11" draw:text-style-name="P3" draw:layer="layout" draw:type="curve" svg:x1="3.394cm" svg:y1="7.299cm" svg:x2="3.397cm" svg:y2="6.664cm" draw:start-shape="id2" draw:start-glue-point="0" draw:end-shape="id3" draw:end-glue-point="2" svg:d="M3394 7299c0-475 3-158 3-635" svg:viewBox="0 0 4 636">
            <text:p/>
          </draw:connector>
          <draw:custom-shape draw:style-name="gr12" draw:text-style-name="P3" draw:layer="layout" svg:width="2.715cm" svg:height="1.288cm" svg:x="7.585cm" svg:y="6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4" draw:layer="layout" svg:width="1.814cm" svg:height="0.357cm" svg:x="7.923cm" svg:y="5.987cm">
            <draw:text-box>
              <text:p>interfoce_lim</text:p>
            </draw:text-box>
          </draw:frame>
          <draw:frame draw:style-name="gr15" draw:text-style-name="P5" xml:id="id9" draw:id="id9" draw:layer="layout" svg:width="2.241cm" svg:height="0.357cm" svg:x="7.894cm" svg:y="6.8cm">
            <draw:text-box>
              <text:p><text:span text:style-name="T2">pctsrf_new_oce</text:span></text:p>
            </draw:text-box>
          </draw:frame>
          <draw:frame draw:style-name="gr10" draw:text-style-name="P5" xml:id="id10" draw:id="id10" draw:layer="layout" svg:width="2.119cm" svg:height="0.357cm" svg:x="7.694cm" svg:y="6.4cm">
            <draw:text-box>
              <text:p><text:span text:style-name="T2">pctsrf_new_sic</text:span></text:p>
            </draw:text-box>
          </draw:frame>
          <draw:connector draw:style-name="gr11" draw:text-style-name="P3" draw:layer="layout" draw:type="curve" svg:x1="7.894cm" svg:y1="6.978cm" svg:x2="6.235cm" svg:y2="6.978cm" draw:start-shape="id9" draw:start-glue-point="3" draw:end-shape="id8" draw:end-glue-point="1" svg:d="M7894 6978h-1659" svg:viewBox="0 0 1660 1">
            <text:p/>
          </draw:connector>
          <draw:connector draw:style-name="gr11" draw:text-style-name="P3" draw:layer="layout" draw:type="curve" svg:x1="7.694cm" svg:y1="6.578cm" svg:x2="6.153cm" svg:y2="5.757cm" draw:start-shape="id10" draw:start-glue-point="3" draw:end-shape="id6" svg:d="M7694 6578c-1028 0-1541-273-1541-821" svg:viewBox="0 0 1542 822">
            <text:p/>
          </draw:connector>
          <draw:custom-shape draw:style-name="gr17" draw:text-style-name="P3" draw:layer="layout" svg:width="2.026cm" svg:height="0.4cm" svg:x="8.094cm" svg:y="8.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7" draw:layer="layout" svg:width="0.997cm" svg:height="0.357cm" svg:x="8.623cm" svg:y="7.8cm">
            <draw:text-box>
              <text:p><text:span text:style-name="T4">limit.nc</text:span></text:p>
            </draw:text-box>
          </draw:frame>
          <draw:frame draw:style-name="gr19" draw:text-style-name="P7" xml:id="id11" draw:id="id11" draw:layer="layout" svg:width="0.883cm" svg:height="0.357cm" svg:x="8.194cm" svg:y="8.2cm">
            <draw:text-box>
              <text:p><text:span text:style-name="T4">FOCE</text:span></text:p>
            </draw:text-box>
          </draw:frame>
          <draw:connector draw:style-name="gr20" draw:text-style-name="P3" draw:layer="layout" draw:type="curve" svg:x1="8.194cm" svg:y1="8.378cm" svg:x2="9.014cm" svg:y2="7.157cm" draw:start-shape="id11" draw:start-glue-point="3" draw:end-shape="id9" draw:end-glue-point="2" svg:d="M8194 8378c-750 0-626-349-233-459s1053 21 1053-762" svg:viewBox="0 0 1367 1222">
            <text:p/>
          </draw:connector>
          <draw:frame draw:style-name="gr21" draw:text-style-name="P7" xml:id="id12" draw:id="id12" draw:layer="layout" svg:width="0.726cm" svg:height="0.357cm" svg:x="9.294cm" svg:y="8.2cm">
            <draw:text-box>
              <text:p><text:span text:style-name="T4">FSIC</text:span></text:p>
            </draw:text-box>
          </draw:frame>
          <draw:connector draw:style-name="gr20" draw:text-style-name="P3" draw:layer="layout" draw:type="curve" svg:x1="10.02cm" svg:y1="8.378cm" svg:x2="9.813cm" svg:y2="6.578cm" draw:start-shape="id12" draw:start-glue-point="1" draw:end-shape="id10" draw:end-glue-point="1" svg:d="M10020 8378c750 0 853-1800-207-1800" svg:viewBox="0 0 784 1801">
            <text:p/>
          </draw:connector>
          <draw:custom-shape draw:style-name="gr12" draw:text-style-name="P3" draw:layer="layout" svg:width="1.695cm" svg:height="0.327cm" svg:x="4.74cm" svg:y="2.41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695cm" svg:height="0.675cm" svg:x="4.74cm" svg:y="2.7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4" draw:layer="layout" svg:width="0.929cm" svg:height="0.357cm" svg:x="5.096cm" svg:y="1.987cm">
            <draw:text-box>
              <text:p>physiq</text:p>
            </draw:text-box>
          </draw:frame>
          <draw:frame draw:style-name="gr7" draw:text-style-name="P5" xml:id="id14" draw:id="id14" draw:layer="layout" svg:width="0.785cm" svg:height="0.357cm" svg:x="5.194cm" svg:y="2.9cm">
            <draw:text-box>
              <text:p><text:span text:style-name="T2">pctsrf</text:span></text:p>
            </draw:text-box>
          </draw:frame>
          <draw:custom-shape draw:style-name="gr12" draw:text-style-name="P3" draw:layer="layout" svg:width="1.695cm" svg:height="0.813cm" svg:x="6.94cm" svg:y="2.91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4" draw:layer="layout" svg:width="1.23cm" svg:height="0.357cm" svg:x="7.196cm" svg:y="2.487cm">
            <draw:text-box>
              <text:p>phyetat0</text:p>
            </draw:text-box>
          </draw:frame>
          <draw:frame draw:style-name="gr7" draw:text-style-name="P5" xml:id="id13" draw:id="id13" draw:layer="layout" svg:width="0.785cm" svg:height="0.357cm" svg:x="7.394cm" svg:y="2.9cm">
            <draw:text-box>
              <text:p><text:span text:style-name="T2">pctsrf</text:span></text:p>
            </draw:text-box>
          </draw:frame>
          <draw:line draw:style-name="gr24" draw:text-style-name="P3" draw:layer="layout" svg:x1="6.953cm" svg:y1="3.387cm" svg:x2="8.635cm" svg:y2="3.387cm">
            <text:p/>
          </draw:line>
          <draw:connector draw:style-name="gr11" draw:text-style-name="P3" draw:layer="layout" draw:type="curve" svg:x1="7.394cm" svg:y1="3.078cm" svg:x2="5.979cm" svg:y2="3.078cm" draw:start-shape="id13" draw:start-glue-point="3" draw:end-shape="id14" draw:end-glue-point="1" svg:d="M7394 3078h-1415" svg:viewBox="0 0 1416 1">
            <text:p/>
          </draw:connector>
          <draw:custom-shape draw:style-name="gr25" draw:text-style-name="P3" draw:layer="layout" svg:width="1.006cm" svg:height="0.445cm" svg:x="9.194cm" svg:y="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7" draw:layer="layout" svg:width="1.543cm" svg:height="0.357cm" svg:x="8.823cm" svg:y="1.6cm">
            <draw:text-box>
              <text:p><text:span text:style-name="T4">startphy.nc</text:span></text:p>
            </draw:text-box>
          </draw:frame>
          <draw:frame draw:style-name="gr19" draw:text-style-name="P7" xml:id="id15" draw:id="id15" draw:layer="layout" svg:width="0.883cm" svg:height="0.357cm" svg:x="9.294cm" svg:y="2cm">
            <draw:text-box>
              <text:p><text:span text:style-name="T4">pctsrf</text:span></text:p>
            </draw:text-box>
          </draw:frame>
          <draw:connector draw:style-name="gr20" draw:text-style-name="P3" draw:layer="layout" draw:type="curve" svg:x1="9.735cm" svg:y1="2.357cm" svg:x2="8.179cm" svg:y2="3.078cm" draw:start-shape="id15" draw:start-glue-point="2" draw:end-shape="id13" draw:end-glue-point="1" svg:d="M9735 2357c0 481-518 721-1556 721" svg:viewBox="0 0 1557 722">
            <text:p/>
          </draw:connector>
          <draw:connector draw:style-name="gr27" draw:text-style-name="P3" draw:layer="layout" draw:type="curve" svg:x1="5.586cm" svg:y1="3.257cm" svg:x2="3.286cm" svg:y2="4.7cm" draw:start-shape="id14" draw:start-glue-point="2" draw:end-shape="id4" draw:end-glue-point="0" svg:d="M5586 3257c0 1083-2300 362-2300 1443" svg:viewBox="0 0 2301 1444">
            <text:p/>
          </draw:connector>
          <draw:custom-shape draw:style-name="gr12" draw:text-style-name="P3" draw:layer="layout" svg:width="1.695cm" svg:height="0.775cm" svg:x="2.34cm" svg:y="2.112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4" draw:layer="layout" svg:width="1.052cm" svg:height="0.357cm" svg:x="2.596cm" svg:y="1.687cm">
            <draw:text-box>
              <text:p>phytrac</text:p>
            </draw:text-box>
          </draw:frame>
          <draw:frame draw:style-name="gr7" draw:text-style-name="P5" xml:id="id16" draw:id="id16" draw:layer="layout" svg:width="0.785cm" svg:height="0.357cm" svg:x="2.794cm" svg:y="2.1cm">
            <draw:text-box>
              <text:p><text:span text:style-name="T2">pctsrf</text:span></text:p>
            </draw:text-box>
          </draw:frame>
          <draw:line draw:style-name="gr24" draw:text-style-name="P3" draw:layer="layout" svg:x1="2.353cm" svg:y1="2.587cm" svg:x2="4.035cm" svg:y2="2.587cm">
            <text:p/>
          </draw:line>
          <draw:connector draw:style-name="gr29" draw:text-style-name="P3" draw:layer="layout" draw:type="curve" svg:x1="3.579cm" svg:y1="2.278cm" svg:x2="5.194cm" svg:y2="3.078cm" draw:start-shape="id16" draw:start-glue-point="1" draw:end-shape="id14" draw:end-glue-point="3" svg:d="M3579 2278c1212 0 405 800 1615 800" svg:viewBox="0 0 1616 801">
            <text:p/>
          </draw:connector>
          <draw:custom-shape draw:style-name="gr12" draw:text-style-name="P3" draw:layer="layout" svg:width="1.695cm" svg:height="0.775cm" svg:x="2.34cm" svg:y="0.71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1.42cm" svg:height="0.357cm" svg:x="2.496cm" svg:y="0.287cm">
            <draw:text-box>
              <text:p>phyredem</text:p>
            </draw:text-box>
          </draw:frame>
          <draw:frame draw:style-name="gr7" draw:text-style-name="P5" xml:id="id17" draw:id="id17" draw:layer="layout" svg:width="0.785cm" svg:height="0.357cm" svg:x="2.794cm" svg:y="0.7cm">
            <draw:text-box>
              <text:p><text:span text:style-name="T2">pctsrf</text:span></text:p>
            </draw:text-box>
          </draw:frame>
          <draw:line draw:style-name="gr24" draw:text-style-name="P3" draw:layer="layout" svg:x1="2.353cm" svg:y1="1.187cm" svg:x2="4.035cm" svg:y2="1.187cm">
            <text:p/>
          </draw:line>
          <draw:connector draw:style-name="gr29" draw:text-style-name="P3" draw:layer="layout" draw:type="curve" svg:x1="3.579cm" svg:y1="0.878cm" svg:x2="5.194cm" svg:y2="3.078cm" draw:start-shape="id17" draw:start-glue-point="1" draw:end-shape="id14" draw:end-glue-point="3" svg:d="M3579 878c1212 0 405 2200 1615 2200" svg:viewBox="0 0 1616 2201">
            <text:p/>
          </draw:connector>
          <draw:custom-shape draw:style-name="gr31" draw:text-style-name="P3" draw:layer="layout" svg:width="1.44cm" svg:height="0.589cm" svg:x="0.4cm" svg:y="0.787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7" draw:layer="layout" svg:width="1.827cm" svg:height="0.357cm" svg:x="0.243cm" svg:y="0.387cm">
            <draw:text-box>
              <text:p><text:span text:style-name="T4">restartphy.nc</text:span></text:p>
            </draw:text-box>
          </draw:frame>
          <draw:frame draw:style-name="gr7" draw:text-style-name="P7" xml:id="id18" draw:id="id18" draw:layer="layout" svg:width="0.785cm" svg:height="0.357cm" svg:x="0.514cm" svg:y="0.887cm">
            <draw:text-box>
              <text:p><text:span text:style-name="T4">pctsrf</text:span></text:p>
            </draw:text-box>
          </draw:frame>
          <draw:connector draw:style-name="gr33" draw:text-style-name="P3" draw:layer="layout" draw:type="curve" svg:x1="1.299cm" svg:y1="1.065cm" svg:x2="2.794cm" svg:y2="0.878cm" draw:start-shape="id18" draw:start-glue-point="1" draw:end-shape="id17" draw:end-glue-point="3" svg:d="M1299 1065c1122 0 375-187 1495-187" svg:viewBox="0 0 1496 188">
            <text:p/>
          </draw:connector>
          <draw:g>
            <draw:custom-shape draw:style-name="gr12" draw:text-style-name="P3" draw:layer="layout" svg:width="5.223cm" svg:height="3.077cm" svg:x="2.041cm" svg:y="4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4" draw:text-style-name="P3" draw:layer="layout" svg:x1="2.036cm" svg:y1="5.187cm" svg:x2="7.264cm" svg:y2="5.187cm">
              <text:p/>
            </draw:line>
          </draw:g>
          <draw:line draw:style-name="gr34" draw:text-style-name="P3" draw:layer="layout" svg:x1="7.586cm" svg:y1="7.2cm" svg:x2="10.3cm" svg:y2="7.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07T17:11:18.485843932</meta:creation-date>
    <dc:title>data_flow</dc:title>
    <meta:editing-duration>PT2H20M4S</meta:editing-duration>
    <meta:editing-cycles>38</meta:editing-cycles>
    <meta:generator>LibreOffice/6.4.6.2$Linux_X86_64 LibreOffice_project/40$Build-2</meta:generator>
    <meta:initial-creator>Lionel GUEZ</meta:initial-creator>
    <dc:date>2020-10-20T15:40:38.904217780</dc:date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data_flow" xlink:href="../../../../../../../Templates/data_flow.otg" meta:date="2016-06-07T17:11:18.165237847"/>
  </office:meta>
</office:document-meta>
</file>